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E6E31B5D13B4A98.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top="0.101cm" fo:margin-bottom="0.347cm" style:contextual-spacing="false" style:line-height-at-least="0.199cm" fo:text-align="start" style:justify-single-word="false"/>
      <style:text-properties style:font-name="Arial" fo:font-weight="bold" officeooo:rsid="0014725e" officeooo:paragraph-rsid="0014725e" style:font-weight-asian="bold" style:font-weight-complex="bold"/>
    </style:style>
    <style:style style:name="P2" style:family="paragraph" style:parent-style-name="Text_20_body">
      <style:paragraph-properties fo:margin-left="0cm" fo:margin-right="0cm" fo:margin-top="0cm" fo:margin-bottom="0.046cm" style:contextual-spacing="false" style:line-height-at-least="0cm" fo:text-align="center" style:justify-single-word="false" fo:text-indent="0cm" style:auto-text-indent="false"/>
      <style:text-properties fo:font-weight="bold" officeooo:rsid="001221c7" officeooo:paragraph-rsid="001221c7" style:font-weight-asian="bold" style:font-weight-complex="bold"/>
    </style:style>
    <style:style style:name="P3" style:family="paragraph" style:parent-style-name="Text_20_body">
      <style:paragraph-properties fo:margin-left="0cm" fo:margin-right="0cm" fo:margin-top="0cm" fo:margin-bottom="0.046cm" style:contextual-spacing="false" style:line-height-at-least="0cm" fo:text-align="center" style:justify-single-word="false" fo:text-indent="0cm" style:auto-text-indent="false"/>
      <style:text-properties fo:font-weight="bold" officeooo:rsid="001b4408" officeooo:paragraph-rsid="001b4408" style:font-weight-asian="bold" style:font-weight-complex="bold"/>
    </style:style>
    <style:style style:name="P4" style:family="paragraph" style:parent-style-name="Text_20_body">
      <style:paragraph-properties fo:margin-left="0cm" fo:margin-right="0cm" fo:margin-top="0cm" fo:margin-bottom="0.046cm" style:contextual-spacing="false" style:line-height-at-least="0cm" fo:text-align="center" style:justify-single-word="false" fo:text-indent="0cm" style:auto-text-indent="false"/>
      <style:text-properties style:font-name="Arial" fo:font-weight="bold" officeooo:rsid="001221c7" officeooo:paragraph-rsid="001221c7" style:font-weight-asian="bold" style:font-weight-complex="bold"/>
    </style:style>
    <style:style style:name="P5" style:family="paragraph" style:parent-style-name="Text_20_body">
      <style:paragraph-properties fo:margin-left="0cm" fo:margin-right="0cm" fo:margin-top="0.101cm" fo:margin-bottom="0.146cm" style:contextual-spacing="false" style:line-height-at-least="0cm" fo:text-align="center" style:justify-single-word="false" fo:text-indent="0cm" style:auto-text-indent="false"/>
      <style:text-properties style:font-name="Arial" fo:font-weight="bold" officeooo:rsid="001221c7" officeooo:paragraph-rsid="001221c7" style:font-weight-asian="bold" style:font-weight-complex="bold"/>
    </style:style>
    <style:style style:name="P6" style:family="paragraph" style:parent-style-name="Text_20_body">
      <style:paragraph-properties fo:margin-left="8.754cm" fo:margin-right="0cm" fo:margin-top="0cm" fo:margin-bottom="0.046cm" style:contextual-spacing="false" style:line-height-at-least="0cm" fo:text-align="justify" style:justify-single-word="false" fo:text-indent="0cm" style:auto-text-indent="false"/>
      <style:text-properties style:font-name="Arial" fo:font-weight="bold" officeooo:rsid="001221c7" officeooo:paragraph-rsid="001221c7" style:font-weight-asian="bold" style:font-weight-complex="bold"/>
    </style:style>
    <style:style style:name="P7" style:family="paragraph" style:parent-style-name="Text_20_body">
      <style:paragraph-properties fo:margin-left="8.754cm" fo:margin-right="0cm" fo:margin-top="0cm" fo:margin-bottom="0.046cm" style:contextual-spacing="false" style:line-height-at-least="0cm" fo:text-align="justify" style:justify-single-word="false" fo:text-indent="0cm" style:auto-text-indent="false"/>
      <style:text-properties style:font-name="Arial" fo:font-weight="bold" officeooo:rsid="001221c7" officeooo:paragraph-rsid="00198176" style:font-weight-asian="bold" style:font-weight-complex="bold"/>
    </style:style>
    <style:style style:name="P8" style:family="paragraph" style:parent-style-name="Text_20_body">
      <style:paragraph-properties fo:margin-left="8.754cm" fo:margin-right="0cm" fo:margin-top="0cm" fo:margin-bottom="0.046cm" style:contextual-spacing="false" style:line-height-at-least="0cm" fo:text-align="justify" style:justify-single-word="false" fo:text-indent="0cm" style:auto-text-indent="false"/>
      <style:text-properties style:font-name="Arial" fo:font-weight="bold" officeooo:rsid="001b4408" officeooo:paragraph-rsid="001221c7" style:font-weight-asian="bold" style:font-weight-complex="bold"/>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1">
      <style:text-properties officeooo:rsid="00217401" officeooo:paragraph-rsid="00217401"/>
    </style:style>
    <style:style style:name="P12" style:family="paragraph" style:parent-style-name="Heading_20_1">
      <style:text-properties officeooo:rsid="0022149d" officeooo:paragraph-rsid="0022149d"/>
    </style:style>
    <style:style style:name="P13" style:family="paragraph" style:parent-style-name="Heading_20_1">
      <style:text-properties officeooo:paragraph-rsid="00178d56"/>
    </style:style>
    <style:style style:name="P14" style:family="paragraph" style:parent-style-name="Heading_20_1">
      <style:text-properties style:font-name="Arial" officeooo:rsid="0029a1ce" officeooo:paragraph-rsid="0029a1ce"/>
    </style:style>
    <style:style style:name="P15" style:family="paragraph" style:parent-style-name="Heading_20_1">
      <style:text-properties officeooo:paragraph-rsid="001fe759"/>
    </style:style>
    <style:style style:name="P16" style:family="paragraph" style:parent-style-name="Heading_20_2">
      <style:text-properties officeooo:rsid="0023b30e" officeooo:paragraph-rsid="0023b30e"/>
    </style:style>
    <style:style style:name="P17" style:family="paragraph" style:parent-style-name="Heading_20_2">
      <style:text-properties officeooo:rsid="0024912d" officeooo:paragraph-rsid="0024912d"/>
    </style:style>
    <style:style style:name="P18" style:family="paragraph" style:parent-style-name="Heading_20_2">
      <style:text-properties officeooo:paragraph-rsid="001e32d6"/>
    </style:style>
    <style:style style:name="P19" style:family="paragraph" style:parent-style-name="Horizontal_20_Line">
      <style:paragraph-properties style:line-height-at-least="0.199cm"/>
      <style:text-properties style:font-name="Arial" fo:font-weight="bold" officeooo:rsid="0014725e" officeooo:paragraph-rsid="0029a1ce" style:font-weight-asian="bold" style:font-weight-complex="bold"/>
    </style:style>
    <style:style style:name="P20" style:family="paragraph" style:parent-style-name="Text_20_body">
      <style:paragraph-properties fo:margin-left="8.754cm" fo:margin-right="0cm" fo:margin-top="0cm" fo:margin-bottom="0.046cm" style:contextual-spacing="false" style:line-height-at-least="0cm" fo:text-align="justify" style:justify-single-word="false" fo:text-indent="0cm" style:auto-text-indent="false"/>
      <style:text-properties style:font-name="Arial" fo:font-weight="bold" officeooo:rsid="00198176" officeooo:paragraph-rsid="00198176" style:font-weight-asian="bold" style:font-weight-complex="bold"/>
    </style:style>
    <style:style style:name="P21" style:family="paragraph" style:parent-style-name="Text_20_body">
      <style:text-properties style:font-name="Arial" officeooo:rsid="001e32d6" officeooo:paragraph-rsid="001e32d6"/>
    </style:style>
    <style:style style:name="P22" style:family="paragraph" style:parent-style-name="Text_20_body">
      <style:text-properties style:font-name="Arial" officeooo:rsid="00217401" officeooo:paragraph-rsid="00217401"/>
    </style:style>
    <style:style style:name="P23" style:family="paragraph" style:parent-style-name="Text_20_body">
      <style:text-properties style:font-name="Arial" officeooo:paragraph-rsid="00217401"/>
    </style:style>
    <style:style style:name="P24" style:family="paragraph" style:parent-style-name="Text_20_body">
      <style:text-properties style:font-name="Arial" officeooo:paragraph-rsid="0022149d"/>
    </style:style>
    <style:style style:name="P25" style:family="paragraph" style:parent-style-name="Text_20_body">
      <style:text-properties officeooo:paragraph-rsid="00217401"/>
    </style:style>
    <style:style style:name="P26" style:family="paragraph" style:parent-style-name="Text_20_body">
      <style:text-properties officeooo:paragraph-rsid="0023b30e"/>
    </style:style>
    <style:style style:name="P27" style:family="paragraph" style:parent-style-name="Text_20_body">
      <style:text-properties officeooo:paragraph-rsid="0024912d"/>
    </style:style>
    <style:style style:name="P28" style:family="paragraph" style:parent-style-name="Text_20_body">
      <style:text-properties officeooo:rsid="0029a1ce" officeooo:paragraph-rsid="0029a1ce"/>
    </style:style>
    <style:style style:name="P29" style:family="paragraph" style:parent-style-name="Text_20_body">
      <style:text-properties officeooo:rsid="0029a924" officeooo:paragraph-rsid="0029a924"/>
    </style:style>
    <style:style style:name="P30" style:family="paragraph" style:parent-style-name="Text_20_body">
      <style:paragraph-properties fo:margin-top="0.101cm" fo:margin-bottom="0.347cm" style:contextual-spacing="false" style:line-height-at-least="0.199cm" fo:text-align="start" style:justify-single-word="false"/>
      <style:text-properties style:font-name="Arial" fo:font-weight="bold" officeooo:rsid="0014725e" officeooo:paragraph-rsid="0014725e" style:font-weight-asian="bold" style:font-weight-complex="bold"/>
    </style:style>
    <style:style style:name="P31" style:family="paragraph" style:parent-style-name="Text_20_body">
      <style:paragraph-properties fo:margin-left="0cm" fo:margin-right="0cm" fo:margin-top="0cm" fo:margin-bottom="0.046cm" style:contextual-spacing="false" style:line-height-at-least="0cm" fo:text-align="center" style:justify-single-word="false" fo:text-indent="0cm" style:auto-text-indent="false"/>
      <style:text-properties style:font-name="Arial" fo:font-weight="bold" officeooo:rsid="00137795" officeooo:paragraph-rsid="00137795" style:font-weight-asian="bold" style:font-weight-complex="bold"/>
    </style:style>
    <style:style style:name="P32" style:family="paragraph" style:parent-style-name="Text_20_body">
      <style:paragraph-properties fo:margin-left="0cm" fo:margin-right="0cm" fo:margin-top="0cm" fo:margin-bottom="0.046cm" style:contextual-spacing="false" style:line-height-at-least="0cm" fo:text-align="center" style:justify-single-word="false" fo:text-indent="0cm" style:auto-text-indent="false"/>
      <style:text-properties style:font-name="Arial" fo:font-weight="bold" officeooo:rsid="001b4408" officeooo:paragraph-rsid="001b4408" style:font-weight-asian="bold" style:font-weight-complex="bold"/>
    </style:style>
    <style:style style:name="T1" style:family="text">
      <style:text-properties officeooo:rsid="00137795"/>
    </style:style>
    <style:style style:name="T2" style:family="text">
      <style:text-properties officeooo:rsid="00198176"/>
    </style:style>
    <style:style style:name="T3" style:family="text">
      <style:text-properties style:font-name="Arial"/>
    </style:style>
    <style:style style:name="T4" style:family="text">
      <style:text-properties style:font-name="Arial" officeooo:rsid="001e32d6"/>
    </style:style>
    <style:style style:name="T5" style:family="text">
      <style:text-properties style:font-name="Arial" fo:font-style="italic" style:font-style-asian="italic" style:font-style-complex="italic"/>
    </style:style>
    <style:style style:name="T6" style:family="text">
      <style:text-properties style:font-name="Arial" fo:font-style="italic" officeooo:rsid="0023b30e" style:font-style-asian="italic" style:font-style-complex="italic"/>
    </style:style>
    <style:style style:name="T7" style:family="text">
      <style:text-properties style:font-name="Arial" fo:font-style="normal" style:font-style-asian="normal" style:font-style-complex="normal"/>
    </style:style>
    <style:style style:name="T8" style:family="text">
      <style:text-properties style:font-name="Arial" fo:font-style="normal" officeooo:rsid="0029a924" style:font-style-asian="normal" style:font-style-complex="normal"/>
    </style:style>
    <style:style style:name="T9" style:family="text">
      <style:text-properties style:font-name="Arial" fo:font-style="normal" officeooo:rsid="0029b086" style:font-style-asian="normal" style:font-style-complex="normal"/>
    </style:style>
    <style:style style:name="T10" style:family="text">
      <style:text-properties style:font-name="Arial" fo:font-style="normal" officeooo:rsid="0023b30e" style:font-style-asian="normal" style:font-style-complex="normal"/>
    </style:style>
    <style:style style:name="T11" style:family="text">
      <style:text-properties style:font-name="Arial" officeooo:rsid="0023b30e"/>
    </style:style>
    <style:style style:name="T12" style:family="text">
      <style:text-properties style:font-name="Arial" officeooo:rsid="0024912d"/>
    </style:style>
    <style:style style:name="T13" style:family="text">
      <style:text-properties officeooo:rsid="001fe759"/>
    </style:style>
    <style:style style:name="T14" style:family="text">
      <style:text-properties officeooo:rsid="00217401"/>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officeooo:rsid="0024912d"/>
    </style:style>
    <style:style style:name="T18" style:family="text">
      <style:text-properties officeooo:rsid="00256d65"/>
    </style:style>
    <style:style style:name="T19" style:family="text">
      <style:text-properties officeooo:rsid="0026cf69"/>
    </style:style>
    <style:style style:name="T20" style:family="text">
      <style:text-properties officeooo:rsid="002827aa"/>
    </style:style>
    <style:style style:name="T21" style:family="text">
      <style:text-properties officeooo:rsid="00158deb"/>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3">INSTITUTO FEDERAL DE CIÊNCIA E TECNOLOGIA </text:p>
      <text:p text:style-name="P3">DO RIO GRANDE DO NORTE</text:p>
      <text:p text:style-name="P2"/>
      <text:p text:style-name="P2"/>
      <text:p text:style-name="P2"/>
      <text:p text:style-name="P2"/>
      <text:p text:style-name="P2"/>
      <text:p text:style-name="P2"/>
      <text:p text:style-name="P4"/>
      <text:p text:style-name="P4">DOCUMENTAÇÃO DA API </text:p>
      <text:p text:style-name="P4">DOCTORS SPECIALTIES </text:p>
      <text:p text:style-name="P5"/>
      <text:p text:style-name="P4">Versão 0.0.<text:span text:style-name="T1">1</text:span></text:p>
      <text:p text:style-name="P4"/>
      <text:p text:style-name="P4"/>
      <text:p text:style-name="P4"/>
      <text:p text:style-name="P4"/>
      <text:p text:style-name="P7">Autor<text:span text:style-name="T2">es</text:span>: </text:p>
      <text:p text:style-name="P7">Isadora de Sena Xavie<text:span text:style-name="T2">r</text:span></text:p>
      <text:p text:style-name="P20">Janiheryson Felipe de Oliveira Martins</text:p>
      <text:p text:style-name="P7">Revisores: </text:p>
      <text:p text:style-name="P7">Prof. Clauber Gomes Bezerra</text:p>
      <text:p text:style-name="P6">Prof. Everton Fagner Costa de Almeida</text:p>
      <text:p text:style-name="P7">Coordenador: </text:p>
      <text:p text:style-name="P7">Prof. Fábio Silva</text:p>
      <text:p text:style-name="P6"/>
      <text:p text:style-name="P6"/>
      <text:p text:style-name="P6"/>
      <text:p text:style-name="P6"/>
      <text:p text:style-name="P6"/>
      <text:p text:style-name="P6"/>
      <text:p text:style-name="P6"/>
      <text:p text:style-name="P6"/>
      <text:p text:style-name="P6"/>
      <text:p text:style-name="P8"/>
      <text:p text:style-name="P31">2021</text:p>
      <text:p text:style-name="P32">Campus Natal – Zona Leste</text:p>
      <text:p text:style-name="Horizontal_20_Line"/>
      <text:p text:style-name="Text_20_body"/>
      <text:p text:style-name="P19"><text:soft-page-break/></text:p>
      <text:table-of-content text:style-name="Sect1" text:protected="true"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SUMÁRIO</text:p>
          </text:index-title>
          <text:p text:style-name="P9"><text:a xlink:type="simple" xlink:href="#__RefHeading___Toc1709_3676178629" text:style-name="Index_20_Link" text:visited-style-name="Index_20_Link">Prefacio<text:tab/>3</text:a></text:p>
          <text:p text:style-name="P9"><text:a xlink:type="simple" xlink:href="#__RefHeading___Toc209_2774411809" text:style-name="Index_20_Link" text:visited-style-name="Index_20_Link">1 – Introdução<text:tab/>4</text:a></text:p>
          <text:p text:style-name="P10"><text:a xlink:type="simple" xlink:href="#__RefHeading___Toc1697_3676178629" text:style-name="Index_20_Link" text:visited-style-name="Index_20_Link">1.2 – Público Alvo<text:tab/>4</text:a></text:p>
          <text:p text:style-name="P9"><text:a xlink:type="simple" xlink:href="#__RefHeading___Toc1699_3676178629" text:style-name="Index_20_Link" text:visited-style-name="Index_20_Link">2 – Técnica utilizada para o levantamento de requisitos<text:tab/>4</text:a></text:p>
          <text:p text:style-name="P9"><text:a xlink:type="simple" xlink:href="#__RefHeading___Toc1701_3676178629" text:style-name="Index_20_Link" text:visited-style-name="Index_20_Link">3 – Cenário Principal<text:tab/>4</text:a></text:p>
          <text:p text:style-name="P9"><text:a xlink:type="simple" xlink:href="#__RefHeading___Toc1703_3676178629" text:style-name="Index_20_Link" text:visited-style-name="Index_20_Link">4 – Especificação dos Requisitos<text:tab/>5</text:a></text:p>
          <text:p text:style-name="P10"><text:a xlink:type="simple" xlink:href="#__RefHeading___Toc1705_3676178629" text:style-name="Index_20_Link" text:visited-style-name="Index_20_Link">4.1 – Requisitos Funcionais<text:tab/>5</text:a></text:p>
          <text:p text:style-name="P10"><text:a xlink:type="simple" xlink:href="#__RefHeading___Toc1707_3676178629" text:style-name="Index_20_Link" text:visited-style-name="Index_20_Link">4.2 – Requisitos Não-Funcionais<text:tab/>5</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Horizontal_20_Line"/>
      <text:p text:style-name="Horizontal_20_Line"><text:soft-page-break/></text:p>
      <text:h text:style-name="P14" text:outline-level="1"><text:bookmark-start text:name="__RefHeading___Toc1709_3676178629"/>Prefacio<text:bookmark-end text:name="__RefHeading___Toc1709_3676178629"/></text:h>
      <text:p text:style-name="P28"><text:span text:style-name="T3">O objetivo deste documento é fornecer um roteiro para o desenvolvimento de sistemas de software utilizando os princípios da engenharia de software orientada a objetos com notação UML (</text:span><text:span text:style-name="T5">Unifield Modeling Language</text:span><text:span text:style-name="T3">).</text:span><text:span text:style-name="T7"> É destinado </text:span><text:span text:style-name="T8">a </text:span><text:span text:style-name="T7">todos os alunos do Instituto Federal de Ciência e Tecnologia do Rio Grande do Norte, </text:span><text:span text:style-name="T8">apoiando as disciplinas de Programação Orientada a Serviços, Projeto de Desenvolvimento de Sistemas para Internet, Análise e Projeto Orientado a Objetos, Programação de Sistemas para Internet, entre outras, além do Trabalho de Desenvolvimento de Projeto Integrador II.</text:span></text:p>
      <text:p text:style-name="P29"><text:span text:style-name="T7">Esta é a versão 1.0.0 do documento, ainda não revisada. Neste documento são citados alguns modelos do RUP (</text:span><text:span text:style-name="T5">Rational Unified Process – Processo Unificado Rational)</text:span><text:span text:style-name="T7">, que podem ser consultados no site da IBM. A escolha da orientação a objetos é devido à tendência de mercado, </text:span><text:span text:style-name="T9">mas pode ser seguido também pela Modelagem Estruturada.</text:span></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text:span text:style-name="T9"/></text:p>
      <text:p text:style-name="P29"/>
      <text:p text:style-name="Horizontal_20_Line"/>
      <text:p text:style-name="Horizontal_20_Line"><text:soft-page-break/></text:p>
      <text:h text:style-name="P13" text:outline-level="1"><text:bookmark-start text:name="__RefHeading___Toc209_2774411809"/><text:span text:style-name="T21">1 – Introdução</text:span><text:bookmark-end text:name="__RefHeading___Toc209_2774411809"/></text:h>
      <text:p text:style-name="P21">Proposta da implementação básica de uma API Rest provedora de um webservice de consulta e <text:span text:style-name="T19">gerenciamento</text:span> de <text:span text:style-name="T20">profissionais </text:span><text:span text:style-name="T19">m</text:span>édicos e suas especialidades.</text:p>
      <text:h text:style-name="P18" text:outline-level="2"><text:bookmark-start text:name="__RefHeading___Toc1697_3676178629"/><text:span text:style-name="T4">1.2 – Público Alvo</text:span><text:bookmark-end text:name="__RefHeading___Toc1697_3676178629"/></text:h>
      <text:p text:style-name="P21">Aplicação destinada para o uso de i<text:span text:style-name="T13">ntegração de produtos e serviços através da comunidade de desenvolvedores, </text:span><text:span text:style-name="T18">e indiretamente através dos usuários que por ventura utilizarem de serviços que consumam esses dados.</text:span></text:p>
      <text:h text:style-name="P15" text:outline-level="1"><text:bookmark-start text:name="__RefHeading___Toc1699_3676178629"/><text:span text:style-name="T13">2 – Técnica utilizada para o levantamento de requisitos</text:span><text:bookmark-end text:name="__RefHeading___Toc1699_3676178629"/></text:h>
      <text:p text:style-name="P22">O levantamento dos requisitos exposto neste documento foi realizado através de análise de cenários pelos desenvolvedores Isadora e Janiheryson, considerando suas experiências na área de desenvolvimento web.</text:p>
      <text:p text:style-name="P22">É ideal que este documento seja revisado pelos avaliadores, até a versão final antes do seu desenvolvimento.</text:p>
      <text:h text:style-name="P11" text:outline-level="1"><text:bookmark-start text:name="__RefHeading___Toc1701_3676178629"/>3 – Cenário Principal<text:bookmark-end text:name="__RefHeading___Toc1701_3676178629"/></text:h>
      <text:p text:style-name="P25"><text:span text:style-name="T3">Elabore um projeto, usando Ruby on Rails, de uma API REST provedora de um webservice. Essa API deverá manipular um banco de dados para cadastro de médico em uma clínica. Nesse banco de dados deverão estar cadastrados as seguintes informações referentes a cada médico: </text:span></text:p>
      <text:p text:style-name="P23">● Nome completo </text:p>
      <text:p text:style-name="P23">● Email </text:p>
      <text:p text:style-name="P23">● CRM </text:p>
      <text:p text:style-name="P23">● Especialidade </text:p>
      <text:p text:style-name="P24">Você poderá utilizar o banco de dados de sua escolha (PostgreSQL, MySQL, sqlite, etc.<text:span text:style-name="T14">)</text:span>. Os dados desse banco devem ser manipulados pela API no formato JSON. Essa API deverá disponibilizar as seguintes funções: </text:p>
      <text:p text:style-name="P24">1. Exibir a lista com os dados de todos os médicos cadastrados</text:p>
      <text:p text:style-name="Horizontal_20_Line"/>
      <text:p text:style-name="Horizontal_20_Line"><text:soft-page-break/></text:p>
      <text:p text:style-name="P24">2. Exibir os dados de um médico específico, a partir do seu id</text:p>
      <text:p text:style-name="P24">3. Cadastrar um novo médico</text:p>
      <text:h text:style-name="P12" text:outline-level="1"><text:bookmark-start text:name="__RefHeading___Toc1703_3676178629"/>4 – Especificação dos Requisitos<text:bookmark-end text:name="__RefHeading___Toc1703_3676178629"/></text:h>
      <text:p text:style-name="P26"><text:span text:style-name="T11">Requisitos são capacidades e condições às quais o sistema deve atender. Os requisitos levantados neste documento para o desenvolvimento da API Médicos Especialistas foram divididos em duas categorias: </text:span><text:span text:style-name="T6">Funcionais</text:span><text:span text:style-name="T11"> e </text:span><text:span text:style-name="T6">Não-Funcionais </text:span><text:span text:style-name="T10">(também conhecidos como Atributos de Qualidade).</text:span></text:p>
      <text:h text:style-name="P16" text:outline-level="2"><text:bookmark-start text:name="__RefHeading___Toc1705_3676178629"/>4.1 – <text:span text:style-name="T17">Requisitos Funcionais</text:span><text:bookmark-end text:name="__RefHeading___Toc1705_3676178629"/></text:h>
      <text:p text:style-name="P27"><text:span text:style-name="T12">Os requisitos funcionais devem especificar aspectos funcionais do sistema ou do componente que compõe o sistema, diz respeito as funções que o sistema será capaz de realizar, e são capturados sob o ponto de vista do usuário.</text:span></text:p>
      <text:h text:style-name="P17" text:outline-level="2"><text:bookmark-start text:name="__RefHeading___Toc1707_3676178629"/>4.2 – Requisitos Não-Funcionais<text:bookmark-end text:name="__RefHeading___Toc1707_3676178629"/></text:h>
      <text:p text:style-name="P27"><text:span text:style-name="T12">Ou Atributos de Qualidade, descrevem como o sistema atingirá os objetivos dos Requisitos Funcionais, descrevem critérios que irão compor a arquitetura do sistema ou do component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Bitmap_20_1" draw:display-name="Bitmap 1" xlink:href="Pictures/1000000000000008000000084E6E31B5D13B4A98.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2cm" fo:margin-left="2cm" fo:margin-right="2cm" fo:background-color="transparent" style:register-truth-ref-style-name="Text_20_body"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Bitmap_20_1" style:repeat="repeat"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draw:fill-image-name="Bitmap_20_1" style:repeat="repeat"/>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1-13T22:54:12.461000000</meta:creation-date>
    <dc:date>2021-11-25T01:09:58.058000000</dc:date>
    <meta:editing-duration>PT1H5M16S</meta:editing-duration>
    <meta:editing-cycles>9</meta:editing-cycles>
    <meta:generator>LibreOffice/7.0.0.3$Windows_X86_64 LibreOffice_project/8061b3e9204bef6b321a21033174034a5e2ea88e</meta:generator>
    <meta:document-statistic meta:table-count="0" meta:image-count="0" meta:object-count="0" meta:page-count="5" meta:paragraph-count="50" meta:word-count="562" meta:character-count="3693" meta:non-whitespace-character-count="3153"/>
  </office:meta>
</office:document-meta>
</file>